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" style:family="paragraph" style:parent-style-name="Heading_20_2" style:list-style-name=""/>
    <style:style style:name="P5" style:family="paragraph" style:parent-style-name="Heading_20_2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1_2568792797"/>cPanel Shared Hosting Deployment Guide<text:bookmark-end text:name="__RefHeading___Toc11_2568792797"/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13_2568792797" text:style-name="Index_20_Link" text:visited-style-name="Index_20_Link">Paths used in examples<text:tab/>1</text:a></text:p>
          <text:p text:style-name="P2"><text:a xlink:type="simple" xlink:href="#__RefHeading___Toc15_2568792797" text:style-name="Index_20_Link" text:visited-style-name="Index_20_Link">Option A (preferred): Domain → `www/public`<text:tab/>1</text:a></text:p>
          <text:p text:style-name="P2"><text:a xlink:type="simple" xlink:href="#__RefHeading___Toc17_2568792797" text:style-name="Index_20_Link" text:visited-style-name="Index_20_Link">Option B (cannot change Document Root): public_html bootstrap<text:tab/>1</text:a></text:p>
          <text:p text:style-name="P3"><text:a xlink:type="simple" xlink:href="#__RefHeading___Toc19_2568792797" text:style-name="Index_20_Link" text:visited-style-name="Index_20_Link">1) Initial setup inside `www`<text:tab/>1</text:a></text:p>
          <text:p text:style-name="P3"><text:a xlink:type="simple" xlink:href="#__RefHeading___Toc21_2568792797" text:style-name="Index_20_Link" text:visited-style-name="Index_20_Link">2) Bootstrap `public_html`<text:tab/>2</text:a></text:p>
          <text:p text:style-name="P3"><text:a xlink:type="simple" xlink:href="#__RefHeading___Toc23_2568792797" text:style-name="Index_20_Link" text:visited-style-name="Index_20_Link">3) Expose storage files in public_html<text:tab/>3</text:a></text:p>
          <text:p text:style-name="P3"><text:a xlink:type="simple" xlink:href="#__RefHeading___Toc25_2568792797" text:style-name="Index_20_Link" text:visited-style-name="Index_20_Link">4) Permissions<text:tab/>3</text:a></text:p>
          <text:p text:style-name="P3"><text:a xlink:type="simple" xlink:href="#__RefHeading___Toc27_2568792797" text:style-name="Index_20_Link" text:visited-style-name="Index_20_Link">5) Optimize caches<text:tab/>3</text:a></text:p>
        </text:index-body>
      </text:table-of-content>
      <text:p text:style-name="Text_20_body"/>
      <text:p text:style-name="Standard"/>
      <text:p text:style-name="Standard">This guide explains how to deploy and update the Laravel app on cPanel shared hosting. It covers both: (A) pointing the domain to the app's `public/` and (B) the public_html bootstrap method when you cannot change the Document Root.</text:p>
      <text:p text:style-name="Standard"/>
      <text:h text:style-name="Heading_20_2" text:outline-level="2"><text:bookmark-start text:name="__RefHeading___Toc13_2568792797"/>Paths used in examples<text:bookmark-end text:name="__RefHeading___Toc13_2568792797"/></text:h>
      <text:p text:style-name="Standard">- Repo/app root: `~/www` (your cloned project)</text:p>
      <text:p text:style-name="Standard">- Public web root: `~/public_html` (unmodifiable document root)</text:p>
      <text:p text:style-name="Standard">- Replace `~` with your actual home if needed (e.g. `/home/USERNAME`).</text:p>
      <text:p text:style-name="Standard"/>
      <text:p text:style-name="Standard"/>
      <text:h text:style-name="P4" text:outline-level="2"/>
      <text:h text:style-name="P5" text:outline-level="2"><text:bookmark-start text:name="__RefHeading___Toc15_2568792797"/>Option A (preferred): Domain → `www/public`<text:bookmark-end text:name="__RefHeading___Toc15_2568792797"/></text:h>
      <text:p text:style-name="Standard">If your hosting allows changing the Document Root, set it to `www/public` in cPanel → Domains. Then skip to "Initial setup inside www" below and ignore the public_html bootstrap steps.</text:p>
      <text:p text:style-name="Standard"/>
      <text:p text:style-name="Standard"/>
      <text:h text:style-name="P4" text:outline-level="2"/>
      <text:h text:style-name="P5" text:outline-level="2"><text:bookmark-start text:name="__RefHeading___Toc17_2568792797"/>Option B (cannot change Document Root): public_html bootstrap<text:bookmark-end text:name="__RefHeading___Toc17_2568792797"/></text:h>
      <text:p text:style-name="Standard">When you cannot point the domain to `public/`, keep the app in `~/www` and serve it through `~/public_html`.</text:p>
      <text:p text:style-name="Standard"/>
      <text:h text:style-name="Heading_20_3" text:outline-level="3"><text:bookmark-start text:name="__RefHeading___Toc19_2568792797"/>1) Initial setup inside `www`<text:bookmark-end text:name="__RefHeading___Toc19_2568792797"/></text:h>
      <text:p text:style-name="Preformatted_20_Text">bash</text:p>
      <text:p text:style-name="Preformatted_20_Text"># Clone the repository to ~/www (done once)</text:p>
      <text:p text:style-name="Preformatted_20_Text">cd ~</text:p>
      <text:p text:style-name="Preformatted_20_Text">rm -rf www</text:p>
      <text:p text:style-name="Preformatted_20_Text">git clone &lt;YOUR_REPO_URL&gt; www</text:p>
      <text:p text:style-name="Preformatted_20_Text"/>
      <text:p text:style-name="Preformatted_20_Text">cd ~/www</text:p>
      <text:p text:style-name="Preformatted_20_Text"/>
      <text:p text:style-name="Preformatted_20_Text"># Install PHP dependencies (server must have Composer)</text:p>
      <text:p text:style-name="Preformatted_20_Text">composer install --no-dev --prefer-dist --optimize-autoloader</text:p>
      <text:p text:style-name="Preformatted_20_Text"/>
      <text:p text:style-name="Preformatted_20_Text"># Create .env (or copy from template) and set values</text:p>
      <text:p text:style-name="Preformatted_20_Text">cp .env.example .env 2&gt;/dev/null || true</text:p>
      <text:p text:style-name="Preformatted_20_Text"/>
      <text:p text:style-name="Preformatted_20_Text"># Generate app key (if .env APP_KEY is empty)</text:p>
      <text:p text:style-name="Preformatted_20_Text">php artisan key:generate</text:p>
      <text:p text:style-name="Preformatted_20_Text"/>
      <text:p text:style-name="Preformatted_20_Text"># Set important env in .env</text:p>
      <text:p text:style-name="Preformatted_20_Text"># FILESYSTEM_DISK=public</text:p>
      <text:p text:style-name="Preformatted_20_Text"># APP_URL=https://your-domain</text:p>
      <text:p text:style-name="Preformatted_20_Text"># DB_* according to your database</text:p>
      <text:p text:style-name="Preformatted_20_Text"/>
      <text:p text:style-name="Preformatted_20_Text"># Run migrations (and seed if needed)</text:p>
      <text:p text:style-name="Preformatted_20_Text">php artisan migrate --force</text:p>
      <text:p text:style-name="Preformatted_20_Text"># php artisan db:seed --force <text:s text:c="2"/># optional</text:p>
      <text:p text:style-name="Preformatted_20_Text"/>
      <text:p text:style-name="Preformatted_20_Text"># Create storage link (for local usage). We'll also wire public_html below.</text:p>
      <text:p text:style-name="Preformatted_20_Text">php artisan storage:link || true</text:p>
      <text:p text:style-name="Preformatted_20_Text"/>
      <text:p text:style-name="Standard"/>
      <text:h text:style-name="Heading_20_3" text:outline-level="3"><text:bookmark-start text:name="__RefHeading___Toc21_2568792797"/>2) Bootstrap `public_html`<text:bookmark-end text:name="__RefHeading___Toc21_2568792797"/></text:h>
      <text:p text:style-name="Standard">Copy the Laravel public files (.htaccess, favicon, build assets) and create a bootstrap index which boots the app in `../www`.</text:p>
      <text:p text:style-name="Standard"/>
      <text:p text:style-name="Preformatted_20_Text">bash</text:p>
      <text:p text:style-name="Preformatted_20_Text"># Copy web server rewrite rules and static files</text:p>
      <text:p text:style-name="Preformatted_20_Text">cp -f ~/www/public/.htaccess ~/public_html/.htaccess</text:p>
      <text:p text:style-name="Preformatted_20_Text">cp -f ~/www/public/favicon.ico ~/public_html/ 2&gt;/dev/null || true</text:p>
      <text:p text:style-name="Preformatted_20_Text">cp -f ~/www/public/robots.txt <text:s/>~/public_html/ 2&gt;/dev/null || true</text:p>
      <text:p text:style-name="Preformatted_20_Text"/>
      <text:p text:style-name="Preformatted_20_Text"># Copy built assets (created locally via `npm run build`)</text:p>
      <text:p text:style-name="Preformatted_20_Text">rm -rf ~/public_html/build</text:p>
      <text:p text:style-name="Preformatted_20_Text">cp -r ~/www/public/build ~/public_html/</text:p>
      <text:p text:style-name="Preformatted_20_Text"/>
      <text:p text:style-name="Standard"><text:soft-page-break/></text:p>
      <text:p text:style-name="Standard">Create `~/public_html/index.php` with:</text:p>
      <text:p text:style-name="Preformatted_20_Text">&lt;?php</text:p>
      <text:p text:style-name="Preformatted_20_Text">define('LARAVEL_START', microtime(true));</text:p>
      <text:p text:style-name="Preformatted_20_Text"/>
      <text:p text:style-name="Preformatted_20_Text">require __DIR__.'/../www/vendor/autoload.php';</text:p>
      <text:p text:style-name="Preformatted_20_Text">$app = require __DIR__.'/../www/bootstrap/app.php';</text:p>
      <text:p text:style-name="Preformatted_20_Text"/>
      <text:p text:style-name="Preformatted_20_Text">// Make Laravel treat public_html as the public path</text:p>
      <text:p text:style-name="Preformatted_20_Text">$app-&gt;bind('path.public', function() {</text:p>
      <text:p text:style-name="Preformatted_20_Text"><text:s text:c="4"/>return __DIR__;</text:p>
      <text:p text:style-name="Preformatted_20_Text">});</text:p>
      <text:p text:style-name="Preformatted_20_Text"/>
      <text:p text:style-name="Preformatted_20_Text">$kernel = $app-&gt;make(Illuminate\Contracts\Http\Kernel::class);</text:p>
      <text:p text:style-name="Preformatted_20_Text">$response = $kernel-&gt;handle($request = Illuminate\Http\Request::capture());</text:p>
      <text:p text:style-name="Preformatted_20_Text">$response-&gt;send();</text:p>
      <text:p text:style-name="Preformatted_20_Text">$kernel-&gt;terminate($request, $response);</text:p>
      <text:p text:style-name="Preformatted_20_Text"/>
      <text:p text:style-name="Standard"/>
      <text:h text:style-name="Heading_20_3" text:outline-level="3"><text:bookmark-start text:name="__RefHeading___Toc23_2568792797"/>3) Expose storage files in public_html<text:bookmark-end text:name="__RefHeading___Toc23_2568792797"/></text:h>
      <text:p text:style-name="Standard">Preferred (if symlinks allowed):</text:p>
      <text:p text:style-name="Preformatted_20_Text">bash</text:p>
      <text:p text:style-name="Preformatted_20_Text">cd ~/public_html</text:p>
      <text:p text:style-name="Preformatted_20_Text">ln -s ../www/storage/app/public storage</text:p>
      <text:p text:style-name="Standard">If symlinks are blocked, mirror files (repeat on updates):</text:p>
      <text:p text:style-name="Preformatted_20_Text">bash</text:p>
      <text:p text:style-name="Preformatted_20_Text">mkdir -p ~/public_html/storage</text:p>
      <text:p text:style-name="Preformatted_20_Text">rsync -a ~/www/storage/app/public/ ~/public_html/storage/</text:p>
      <text:p text:style-name="Preformatted_20_Text"/>
      <text:p text:style-name="Standard"/>
      <text:h text:style-name="Heading_20_3" text:outline-level="3"><text:bookmark-start text:name="__RefHeading___Toc25_2568792797"/>4) Permissions<text:bookmark-end text:name="__RefHeading___Toc25_2568792797"/></text:h>
      <text:p text:style-name="Preformatted_20_Text">bash</text:p>
      <text:p text:style-name="Preformatted_20_Text">cd ~/www</text:p>
      <text:p text:style-name="Preformatted_20_Text">mkdir -p storage/app/public/company-logos</text:p>
      <text:p text:style-name="Preformatted_20_Text">find storage -type d -exec chmod 755 {} \;</text:p>
      <text:p text:style-name="Preformatted_20_Text">find storage -type f -exec chmod 644 {} \;</text:p>
      <text:p text:style-name="Preformatted_20_Text">chmod 755 bootstrap/cache</text:p>
      <text:p text:style-name="Standard"/>
      <text:h text:style-name="Heading_20_3" text:outline-level="3"><text:bookmark-start text:name="__RefHeading___Toc27_2568792797"/>5) Optimize caches<text:bookmark-end text:name="__RefHeading___Toc27_2568792797"/></text:h>
      <text:p text:style-name="Preformatted_20_Text">bash</text:p>
      <text:p text:style-name="Preformatted_20_Text">cd ~/www</text:p>
      <text:p text:style-name="Preformatted_20_Text">php artisan config:clear &amp;&amp; php artisan config:cache</text:p>
      <text:p text:style-name="Preformatted_20_Text">php artisan route:cache</text:p>
      <text:p text:style-name="Preformatted_20_Text"><text:soft-page-break/>php artisan view:clear</text:p>
      <text:p text:style-name="Preformatted_20_Text">php artisan optimize</text:p>
      <text:p text:style-name="Standard"/>
      <text:p text:style-name="Standard"/>
      <text:p text:style-name="Standard"/>
      <text:p text:style-name="Standard">## Updating after a `git pull`</text:p>
      <text:p text:style-name="Standard">Run these from `~/www` after you pull new changes:</text:p>
      <text:p text:style-name="Preformatted_20_Text">bash</text:p>
      <text:p text:style-name="Preformatted_20_Text">cd ~/www</text:p>
      <text:p text:style-name="Preformatted_20_Text">git pull</text:p>
      <text:p text:style-name="Preformatted_20_Text">composer install --no-dev --prefer-dist --optimize-autoloader</text:p>
      <text:p text:style-name="Preformatted_20_Text">php artisan migrate --force</text:p>
      <text:p text:style-name="Preformatted_20_Text">php artisan config:cache</text:p>
      <text:p text:style-name="Preformatted_20_Text">php artisan route:cache</text:p>
      <text:p text:style-name="Preformatted_20_Text">php artisan view:clear</text:p>
      <text:p text:style-name="Preformatted_20_Text">php artisan optimize</text:p>
      <text:p text:style-name="Standard">If assets changed, rebuild locally and upload `public/build` to `~/public_html/build`, or copy from `~/www/public/build` if already built:</text:p>
      <text:p text:style-name="Preformatted_20_Text">bash</text:p>
      <text:p text:style-name="Preformatted_20_Text">rm -rf ~/public_html/build</text:p>
      <text:p text:style-name="Preformatted_20_Text">cp -r ~/www/public/build ~/public_html/</text:p>
      <text:p text:style-name="Standard">If you mirror storage (no symlink), re-sync:</text:p>
      <text:p text:style-name="Preformatted_20_Text">bash</text:p>
      <text:p text:style-name="Preformatted_20_Text">rsync -a ~/www/storage/app/public/ ~/public_html/storage/</text:p>
      <text:p text:style-name="Standard"/>
      <text:p text:style-name="Standard"/>
      <text:p text:style-name="Standard"/>
      <text:p text:style-name="Standard">## .env essentials</text:p>
      <text:p text:style-name="Standard"/>
      <text:p text:style-name="Preformatted_20_Text">APP_ENV=production</text:p>
      <text:p text:style-name="Preformatted_20_Text">APP_DEBUG=false</text:p>
      <text:p text:style-name="Preformatted_20_Text">APP_URL=https://your-domain</text:p>
      <text:p text:style-name="Preformatted_20_Text">FILESYSTEM_DISK=public</text:p>
      <text:p text:style-name="Preformatted_20_Text"/>
      <text:p text:style-name="Preformatted_20_Text">DB_CONNECTION=mysql</text:p>
      <text:p text:style-name="Preformatted_20_Text">DB_HOST=localhost</text:p>
      <text:p text:style-name="Preformatted_20_Text">DB_PORT=3306</text:p>
      <text:p text:style-name="Preformatted_20_Text">DB_DATABASE=your_db</text:p>
      <text:p text:style-name="Preformatted_20_Text">DB_USERNAME=your_user</text:p>
      <text:p text:style-name="Preformatted_20_Text">DB_PASSWORD=your_password</text:p>
      <text:p text:style-name="Standard"/>
      <text:p text:style-name="Standard"/>
      <text:p text:style-name="Standard"/>
      <text:p text:style-name="Standard">## Troubleshooting</text:p>
      <text:p text:style-name="Standard">- Logo not showing</text:p>
      <text:p text:style-name="Standard"><text:soft-page-break/><text:s text:c="2"/>- Ensure `~/public_html/storage` points to or mirrors `~/www/storage/app/public`.</text:p>
      <text:p text:style-name="Standard"><text:s text:c="2"/>- Check permissions: folders 755, files 644.</text:p>
      <text:p text:style-name="Standard"><text:s text:c="2"/>- Verify `APP_URL`, `FILESYSTEM_DISK=public`, then `php artisan config:clear &amp;&amp; php artisan config:cache`.</text:p>
      <text:p text:style-name="Standard"/>
      <text:p text:style-name="Standard">- 500 error after deploy</text:p>
      <text:p text:style-name="Standard"><text:s text:c="2"/>- Run caches again (config/route/view) and `composer install --no-dev --prefer-dist`.</text:p>
      <text:p text:style-name="Standard"><text:s text:c="2"/>- Confirm PHP version ≥ 8.1.</text:p>
      <text:p text:style-name="Standard"/>
      <text:p text:style-name="Standard">- Routes not working</text:p>
      <text:p text:style-name="Standard"><text:s text:c="2"/>- Make sure `~/public_html/.htaccess` is copied from `~/www/public/.htaccess` (Laravel rewrites).</text:p>
      <text:p text:style-name="Standard"/>
      <text:p text:style-name="Standard"/>
      <text:p text:style-name="Standard"/>
      <text:p text:style-name="Standard">## Quick checklist (fresh server)</text:p>
      <text:p text:style-name="Standard">1) Clone repo to `~/www` and run Composer</text:p>
      <text:p text:style-name="Standard">2) Create `.env`, set DB + APP_URL + FILESYSTEM_DISK</text:p>
      <text:p text:style-name="Standard">3) `php artisan key:generate`</text:p>
      <text:p text:style-name="Standard">4) `php artisan migrate --force`</text:p>
      <text:p text:style-name="Standard">5) Bootstrap `public_html` (copy .htaccess, index.php, and build assets)</text:p>
      <text:p text:style-name="Standard">6) Storage symlink (or mirror) into `public_html/storage`</text:p>
      <text:p text:style-name="Standard">7) Permissions: `storage/` + `bootstrap/cache`</text:p>
      <text:p text:style-name="Standard">8) Cache optimize and test site</text:p>
      <text:p text:style-name="Standard"/>
      <text:p text:style-name="Standard">This setup keeps your local and server repo roots identical (`www`), and uses a small bootstrap in `public_html` when you cannot change the Document Roo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left="0in" fo:margin-top="0in" fo:margin-bottom="0in" style:contextual-spacing="false" fo:background-color="#eeeeee" fo:padding-left="0.1in" fo:padding-right="0.1in" fo:padding-top="0.2in" fo:padding-bottom="0.2in" fo:border="0.74pt solid #b2b2b2" style:shadow="#cccccc 0.0402in 0.0402in">
        <style:tab-stops/>
      </style:paragraph-properties>
      <style:text-properties fo:color="#333333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2T00:19:54.222412719</dc:date>
    <meta:editing-duration>PT24M54S</meta:editing-duration>
    <meta:editing-cycles>7</meta:editing-cycles>
    <meta:generator>LibreOffice/24.2.7.2$Linux_X86_64 LibreOffice_project/420$Build-2</meta:generator>
    <meta:print-date>2025-09-12T00:16:29.691819721</meta:print-date>
    <meta:printed-by>PDF files</meta:printed-by>
    <meta:document-statistic meta:table-count="0" meta:image-count="0" meta:object-count="0" meta:page-count="6" meta:paragraph-count="136" meta:word-count="746" meta:character-count="5359" meta:non-whitespace-character-count="4742"/>
  </office:meta>
</office:document-meta>
</file>